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EDS OF THE LORD (66:1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DEEDS OF THE LORD (66:1-1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's preeminence (6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's power (66:3-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God's power (66:3-7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e causes good and bad alike to worship him (66:3-5, 7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e made a path through the Red Sea (66:6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DEEDS OF THE LORD (66:1-12):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's preeminence (66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's power (66:3-7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God's protection (66:8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God's purging (66:10-12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God's purging (66:10-12)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grief (66:10-1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glory (66: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DEEDS OF THE LORD (66:1-12):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God's preeminence (66:1-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God's power (66:3-7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God's protection (66:8-9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God's purging (66:10-12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PSALM 66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DEEDS OF THE LORD (66:1-1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DEDICATION TO THE LORD (66:13-2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DEDICATION TO THE LORD (66:13-20):<text:s text:c="1"/></text:span><text:span text:style-name="a544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psalmist's ritual sacrifices (66:13-15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salmist's personal sacrifices (66:16-20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PSALM 66<text:s text:c="1"/>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DEEDS OF THE LORD (66:1-12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DEDICATION TO THE LORD (66:13-2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6 </dc:title>
    <meta:initial-creator>David STRICKLAND</meta:initial-creator>
    <dc:creator>David STRICKLAND</dc:creator>
    <meta:creation-date>2020-02-23T23:19:35Z</meta:creation-date>
    <dc:date>2020-02-23T23:19:35Z</dc:date>
    <meta:template xlink:href="BibleStudy" xlink:type="simple"/>
    <meta:editing-cycles>1</meta:editing-cycles>
    <meta:editing-duration>PT0S</meta:editing-duration>
    <meta:document-statistic meta:paragraph-count="30" meta:word-count="205"/>
  </office:meta>
</office:document-meta>
</file>